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80000003889BBBC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625in"/>
    </style:style>
    <style:style style:name="Таблица3.B" style:family="table-column">
      <style:table-column-properties style:column-width="0.875in"/>
    </style:style>
    <style:style style:name="Таблица3.C" style:family="table-column">
      <style:table-column-properties style:column-width="4.062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en" fo:country="US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8pt" fo:language="en" fo:country="US" fo:font-weight="bold" style:font-size-asian="18pt" style:font-weight-asian="bold" style:font-name-complex="Arial2" style:font-size-complex="18pt"/>
    </style:style>
    <style:style style:name="P4" style:family="paragraph" style:parent-style-name="Standard">
      <style:paragraph-properties fo:line-height="107%"/>
      <style:text-properties style:font-name="Liberation Sans" fo:font-size="10pt" fo:language="en" fo:country="US" fo:font-weight="normal" style:font-name-asian="Calibri1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line-height="107%"/>
      <style:text-properties style:font-name="Liberation Sans" fo:font-size="10pt" fo:language="en" fo:country="US" style:font-size-asian="10pt" style:font-size-complex="10pt"/>
    </style:style>
    <style:style style:name="P6" style:family="paragraph" style:parent-style-name="Standard">
      <style:text-properties style:font-name="Liberation Sans" fo:font-size="10pt" fo:language="en" fo:country="US" officeooo:paragraph-rsid="0029936f" style:font-size-asian="10pt" style:font-size-complex="10pt"/>
    </style:style>
    <style:style style:name="P7" style:family="paragraph" style:parent-style-name="Standard">
      <style:text-properties style:font-name="Liberation Sans" fo:font-size="10pt" fo:language="en" fo:country="US" officeooo:rsid="0027d7f1" officeooo:paragraph-rsid="0027d7f1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en" fo:country="US" officeooo:rsid="00289bd0" officeooo:paragraph-rsid="0029936f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en" fo:country="US" officeooo:rsid="003283b1" officeooo:paragraph-rsid="003283b1" style:font-size-asian="10pt" style:font-name-complex="Arial2" style:font-size-complex="10pt"/>
    </style:style>
    <style:style style:name="P10" style:family="paragraph" style:parent-style-name="Standard">
      <style:text-properties style:font-name="Liberation Sans" fo:font-size="10pt" fo:language="en" fo:country="US" officeooo:rsid="0029936f" officeooo:paragraph-rsid="0029936f" style:font-size-asian="10pt" style:font-name-complex="Arial2" style:font-size-complex="10pt"/>
    </style:style>
    <style:style style:name="P11" style:family="paragraph" style:parent-style-name="Standard">
      <style:text-properties style:font-name="Liberation Sans" fo:font-size="10pt" fo:language="en" fo:country="US" style:font-size-asian="10pt" style:font-name-complex="Arial2" style:font-size-complex="10pt"/>
    </style:style>
    <style:style style:name="P12" style:family="paragraph" style:parent-style-name="Standard">
      <style:text-properties style:font-name="Liberation Sans" fo:font-size="10pt" fo:language="en" fo:country="US" style:font-size-asian="10pt" style:font-size-complex="10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style:font-size-asian="10pt" style:font-name-complex="Arial2" style:font-size-complex="10pt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rsid="0025eda4" officeooo:paragraph-rsid="0025eda4" style:font-size-asian="10pt" style:font-name-complex="Arial2" style:font-size-complex="10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2pt" fo:language="en" fo:country="US" style:font-size-asian="12pt" style:font-name-complex="Arial2" style:font-size-complex="12pt"/>
    </style:style>
    <style:style style:name="P16" style:family="paragraph" style:parent-style-name="Standard">
      <style:text-properties style:font-name="Arial1" fo:font-size="20pt" fo:language="en" fo:country="US" style:font-size-asian="20pt" style:font-name-complex="Arial2" style:font-size-complex="20pt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Liberation Sans" fo:font-size="12pt" fo:language="en" fo:country="US" fo:font-weight="bold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>
        <loext:char-complex-color loext:theme-type="light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ans" fo:font-size="12pt" fo:language="en" fo:country="US" style:letter-kerning="false" style:font-name-asian="Calibri1" style:font-size-asian="12pt" style:language-asian="en" style:country-asian="US" style:font-name-complex="Arial2" style:font-size-complex="12pt" style:language-complex="ar" style:country-complex="SA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style:font-name="Liberation Sans" fo:font-size="20pt" fo:language="en" fo:country="US" style:font-size-asian="20pt" style:font-name-complex="Arial2" style:font-size-complex="20pt"/>
    </style:style>
    <style:style style:name="P23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en" fo:country="US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name-complex="Times New Roman1" style:font-size-complex="12pt"/>
    </style:style>
    <style:style style:name="P27" style:family="paragraph" style:parent-style-name="Standard">
      <style:text-properties style:font-name="Liberation Sans" fo:font-size="12pt" fo:language="en" fo:country="US" style:font-size-asian="12pt" style:font-name-complex="Arial2" style:font-size-complex="12pt"/>
    </style:style>
    <style:style style:name="P28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en" fo:country="US" style:font-size-asian="14pt" style:font-size-complex="14pt"/>
    </style:style>
    <style:style style:name="P29" style:family="paragraph" style:parent-style-name="Standard">
      <style:text-properties style:font-name="Liberation Sans" fo:font-size="14pt" fo:language="en" fo:country="US" style:font-size-asian="14pt" style:font-size-complex="14pt"/>
    </style:style>
    <style:style style:name="P30" style:family="paragraph" style:parent-style-name="Standard">
      <style:text-properties fo:color="#810081" loext:opacity="100%" style:font-name="Liberation Sans" fo:font-size="10pt" fo:language="en" fo:country="US" style:font-size-asian="10pt" style:font-name-complex="Arial2" style:font-size-complex="10pt"/>
    </style:style>
    <style:style style:name="P31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en" fo:country="US" fo:font-weight="bold" style:font-size-asian="16pt" style:font-weight-asian="bold" style:font-name-complex="Arial2" style:font-size-complex="16pt" style:font-weight-complex="bold"/>
    </style:style>
    <style:style style:name="P32" style:family="paragraph" style:parent-style-name="Standard">
      <style:text-properties style:font-name="Liberation Sans" fo:font-size="12pt" fo:language="en" fo:country="US" style:font-size-asian="12pt" style:font-name-complex="Times New Roman1" style:font-size-complex="12pt"/>
    </style:style>
    <style:style style:name="P33" style:family="paragraph" style:parent-style-name="Heading_20_2">
      <style:paragraph-properties fo:break-before="page"/>
      <style:text-properties fo:font-size="14pt" fo:language="en" fo:country="US" style:font-size-asian="14pt" style:font-name-complex="Arial2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0pt" fo:language="en" fo:country="US" style:font-size-asian="10pt" style:font-size-complex="10pt"/>
    </style:style>
    <style:style style:name="P35" style:family="paragraph" style:parent-style-name="Heading_20_2">
      <style:paragraph-properties fo:break-before="page"/>
      <style:text-properties fo:language="en" fo:country="US"/>
    </style:style>
    <style:style style:name="P36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37" style:family="paragraph" style:parent-style-name="_30_1_5f_Стиль">
      <style:text-properties style:font-name="Liberation Sans" fo:language="en" fo:country="US"/>
    </style:style>
    <style:style style:name="P38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officeooo:paragraph-rsid="001aa9e9" style:font-size-asian="12pt" style:font-name-complex="Times New Roman1" style:font-size-complex="12pt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Heading_20_1">
      <style:paragraph-properties fo:break-before="page"/>
      <style:text-properties fo:language="en" fo:country="US"/>
    </style:style>
    <style:style style:name="P41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42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Times New Roman" fo:font-size="12pt" fo:language="en" fo:country="US" style:font-size-asian="12pt" style:font-name-complex="Times New Roman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T1" style:family="text">
      <style:text-properties fo:font-weight="bold" style:font-name-asian="Calibri1" style:font-weight-asian="bold" style:font-name-complex="Arial2" style:font-weight-complex="bold"/>
    </style:style>
    <style:style style:name="T2" style:family="text">
      <style:text-properties style:font-name-asian="Calibri1" style:font-name-complex="Arial2"/>
    </style:style>
    <style:style style:name="T3" style:family="text">
      <style:text-properties officeooo:rsid="001bdca1" style:font-name-asian="Calibri1" style:font-name-complex="Arial2"/>
    </style:style>
    <style:style style:name="T4" style:family="text">
      <style:text-properties officeooo:rsid="001aa9e9" style:font-name-asian="Calibri1" style:font-name-complex="Arial2"/>
    </style:style>
    <style:style style:name="T5" style:family="text">
      <style:text-properties fo:font-weight="bold" officeooo:rsid="0025eda4" style:font-weight-asian="bold" style:font-name-complex="Arial2" style:font-weight-complex="bold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1aa9e9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936f"/>
    </style:style>
    <style:style style:name="T11" style:family="text">
      <style:text-properties fo:font-weight="bold" officeooo:rsid="0029936f" style:font-weight-asian="bold" style:font-weight-complex="bold"/>
    </style:style>
    <style:style style:name="T12" style:family="text">
      <style:text-properties officeooo:rsid="003283b1"/>
    </style:style>
    <style:style style:name="T13" style:family="text">
      <style:text-properties fo:font-weight="bold" officeooo:rsid="001aa9e9" style:font-weight-asian="bold" style:font-name-complex="Arial2" style:font-weight-complex="bold"/>
    </style:style>
    <style:style style:name="T14" style:family="text">
      <style:text-properties fo:color="#000000" loext:opacity="100%" fo:background-color="#ffffff" loext:char-shading-value="0"/>
    </style:style>
    <style:style style:name="T15" style:family="text">
      <style:text-properties fo:color="#000000" loext:opacity="100%" fo:font-weight="normal" fo:background-color="#ffffff" loext:char-shading-value="0"/>
    </style:style>
    <style:style style:name="T16" style:family="text">
      <style:text-properties fo:color="#6a9955" loext:opacity="100%"/>
    </style:style>
    <style:style style:name="T17" style:family="text">
      <style:text-properties fo:font-size="12pt" style:font-size-asian="12pt" style:font-name-complex="Times New Roman1" style:font-size-complex="12pt"/>
    </style:style>
    <style:style style:name="T18" style:family="text">
      <style:text-properties fo:font-size="12pt" officeooo:rsid="001c5979" style:font-size-asian="12pt" style:font-name-complex="Times New Roman1" style:font-size-complex="12pt"/>
    </style:style>
    <style:style style:name="T19" style:family="text">
      <style:text-properties fo:font-size="12pt" officeooo:rsid="00211fed" style:font-size-asian="12pt" style:font-name-complex="Times New Roman1" style:font-size-complex="12pt"/>
    </style:style>
    <style:style style:name="T20" style:family="text">
      <style:text-properties style:font-name="Liberation Sans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Liberation Sans" fo:font-size="12pt" fo:language="en" fo:country="US" officeooo:rsid="00211fed" style:font-size-asian="12pt" style:font-name-complex="Times New Roman1" style:font-size-complex="12pt"/>
    </style:style>
    <style:style style:name="T22" style:family="text">
      <style:text-properties style:font-name="Liberation Sans" fo:font-size="12pt" fo:language="en" fo:country="US" officeooo:rsid="002f661d" style:font-size-asian="12pt" style:font-name-complex="Times New Roman1" style:font-size-complex="12pt"/>
    </style:style>
    <style:style style:name="T23" style:family="text">
      <style:text-properties style:font-name="Liberation Sans" fo:font-size="12pt" fo:letter-spacing="-0.0028in" fo:language="en" fo:country="US" officeooo:rsid="00211fed" style:font-size-asian="12pt" style:font-name-complex="Times New Roman1" style:font-size-complex="12pt"/>
    </style:style>
    <style:style style:name="T24" style:family="text">
      <style:text-properties fo:color="#000000" loext:opacity="100%" fo:font-size="12pt" style:font-size-asian="12pt" style:font-name-complex="Times New Roman1" style:font-size-complex="12pt"/>
    </style:style>
    <style:style style:name="T25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26" style:family="text">
      <style:text-properties officeooo:rsid="001c59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4.0819in" svg:y="-0.2709in" svg:width="2.2508in" svg:height="0.3992in" draw:z-index="7"><draw:image xlink:href="https://images.ecoos.dev/header-logo.png" xlink:type="simple" xlink:show="embed" xlink:actuate="onLoad" draw:filter-name="&lt;All images&gt;" draw:mime-type="image/png"/></draw:frame></text:p>
      <text:p text:style-name="P2"/>
      <text:p text:style-name="P2"><text:s text:c="2"/></text:p>
      <text:p text:style-name="P3">Title: Eco.MCP1 Software Component Specification</text:p>
      <text:p text:style-name="P4"/>
      <text:p text:style-name="P4"><text:s text:c="2"/></text:p>
      <text:p text:style-name="P4">// ! all data below should be taken from https://ecoos.dev Marketplace</text:p>
      <text:p text:style-name="P5"><text:span text:style-name="T1">USPD:</text:span><text:span text:style-name="T2"> US.</text:span><text:span text:style-name="T3">ECO</text:span><text:span text:style-name="T2">.00</text:span><text:span text:style-name="T3">1</text:span><text:span text:style-name="T2">0</text:span><text:span text:style-name="T4">1</text:span><text:span text:style-name="T2">-01 90 </text:span><text:span text:style-name="T4">001-0</text:span></text:p>
      <text:p text:style-name="P6"><text:span text:style-name="T5">Name</text:span><text:span text:style-name="T6">:</text:span><text:span text:style-name="T7"> Eco</text:span><text:span text:style-name="T8">.MCP</text:span><text:span text:style-name="T7">1</text:span></text:p>
      <text:p text:style-name="P7"><text:span text:style-name="T9">Short Description (max 300 char.):</text:span> implements MCP protocol specifications including RFC 8707 for token misuse security</text:p>
      <text:p text:style-name="P8"><text:span text:style-name="T9">Category:</text:span> <text:span text:style-name="T10">AI</text:span></text:p>
      <text:p text:style-name="P8"><text:span text:style-name="T11">Type:</text:span><text:span text:style-name="T10"> </text:span><text:s/><text:span text:style-name="T12">COMPONENT</text:span></text:p>
      <text:p text:style-name="P6"><text:span text:style-name="T13">CID</text:span><text:span text:style-name="T6">:</text:span><text:span text:style-name="T7"> ADC8EA8433CF461BA25499EDD1D86088</text:span></text:p>
      <text:p text:style-name="P9"><text:span text:style-name="T9">Marketplace ID:</text:span> {shown in marketplace in uuid4 format}</text:p>
      <text:p text:style-name="P10"><text:span text:style-name="T9">Marketplace URL:</text:span><text:span text:style-name="T14"> </text:span><text:span text:style-name="T15">https://ip-office.com/product/8049727a-1332-46c7-bfd2-7e72b8c43f5a</text:span></text:p>
      <text:p text:style-name="P11"><text:span text:style-name="T9">Status:</text:span> Draft</text:p>
      <text:p text:style-name="P12"><text:span text:style-name="T5">Modified </text:span><text:span text:style-name="T6">Date:</text:span><text:span text:style-name="T7"> November 8, 202</text:span><text:span text:style-name="T8">4</text:span></text:p>
      <text:p text:style-name="P13"><text:span text:style-name="T9">Version:</text:span> 1.0</text:p>
      <text:p text:style-name="P13"/>
      <text:p text:style-name="P14"><text:span text:style-name="T9">Tags:</text:span> MCP, AI, AI agent, protocol</text:p>
      <text:p text:style-name="P15"><text:span text:style-name="T16"/></text:p>
      <text:p text:style-name="P15"/>
      <text:p text:style-name="P1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7">Authors</text:p>
          </table:table-cell>
          <table:table-cell table:style-name="Таблица1.A1" office:value-type="string">
            <text:p text:style-name="P17">Company</text:p>
          </table:table-cell>
        </table:table-row>
        <table:table-row table:style-name="Таблица1.1">
          <table:table-cell table:style-name="Таблица1.A2" office:value-type="string">
            <text:p text:style-name="P18">Vladimir Bashev</text:p>
          </table:table-cell>
          <table:table-cell table:style-name="Таблица1.B2" office:value-type="string">
            <text:p text:style-name="P18">PEERF</text:p>
          </table:table-cell>
        </table:table-row>
        <table:table-row table:style-name="Таблица1.1">
          <table:table-cell table:style-name="Таблица1.A3" office:value-type="string">
            <text:p text:style-name="P18"/>
          </table:table-cell>
          <table:table-cell table:style-name="Таблица1.B3" office:value-type="string">
            <text:p text:style-name="P18"/>
          </table:table-cell>
        </table:table-row>
      </table:table>
      <text:p text:style-name="P16"/>
      <text:p text:style-name="P16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9">Content</text:p>
          </text:index-title>
          <text:p text:style-name="P20"><text:a xlink:type="simple" xlink:href="#__RefHeading___Toc72869_228845717" text:style-name="Index_20_Link" text:visited-style-name="Index_20_Link">1. Overview<text:tab/>3</text:a></text:p>
          <text:p text:style-name="P21"><text:a xlink:type="simple" xlink:href="#__RefHeading___Toc72871_228845717" text:style-name="Index_20_Link" text:visited-style-name="Index_20_Link">1.1. Introduction<text:tab/>3</text:a></text:p>
          <text:p text:style-name="P21"><text:a xlink:type="simple" xlink:href="#__RefHeading___Toc72873_228845717" text:style-name="Index_20_Link" text:visited-style-name="Index_20_Link">1.2. Notes<text:tab/>3</text:a></text:p>
          <text:p text:style-name="P21"><text:a xlink:type="simple" xlink:href="#__RefHeading___Toc72875_228845717" text:style-name="Index_20_Link" text:visited-style-name="Index_20_Link">1.3. Links<text:tab/>3</text:a></text:p>
          <text:p text:style-name="P20"><text:a xlink:type="simple" xlink:href="#__RefHeading___Toc72877_228845717" text:style-name="Index_20_Link" text:visited-style-name="Index_20_Link">2. Eco.MCP1 Component<text:tab/>4</text:a></text:p>
          <text:p text:style-name="P21"><text:a xlink:type="simple" xlink:href="#__RefHeading___Toc72879_228845717" text:style-name="Index_20_Link" text:visited-style-name="Index_20_Link">2.1. IEcoMCP1 IDL<text:tab/>5</text:a></text:p>
          <text:p text:style-name="P21"><text:a xlink:type="simple" xlink:href="#__RefHeading___Toc72881_228845717" text:style-name="Index_20_Link" text:visited-style-name="Index_20_Link">2.1.1. fft function<text:tab/>6</text:a></text:p>
          <text:p text:style-name="P21"><text:a xlink:type="simple" xlink:href="#__RefHeading___Toc72883_228845717" text:style-name="Index_20_Link" text:visited-style-name="Index_20_Link">2.1.2. ifft function<text:tab/>6</text:a></text:p>
          <text:p text:style-name="P21"><text:a xlink:type="simple" xlink:href="#__RefHeading___Toc72885_228845717" text:style-name="Index_20_Link" text:visited-style-name="Index_20_Link">2.1.3. fft2 function<text:tab/>6</text:a></text:p>
          <text:p text:style-name="P21"><text:a xlink:type="simple" xlink:href="#__RefHeading___Toc72887_228845717" text:style-name="Index_20_Link" text:visited-style-name="Index_20_Link">2.1.4. ifft2 function<text:tab/>6</text:a></text:p>
          <text:p text:style-name="P20"><text:a xlink:type="simple" xlink:href="#__RefHeading___Toc72889_228845717" text:style-name="Index_20_Link" text:visited-style-name="Index_20_Link">3. Error codes<text:tab/>7</text:a></text:p>
          <text:p text:style-name="P20"><text:a xlink:type="simple" xlink:href="#__RefHeading___Toc72891_228845717" text:style-name="Index_20_Link" text:visited-style-name="Index_20_Link">Appendix A: Training and Sample programs<text:tab/>8</text:a></text:p>
        </text:index-body>
      </text:table-of-content>
      <text:p text:style-name="P22"/>
      <text:list xml:id="list730048820" text:style-name="L1">
        <text:list-header>
          <text:h text:style-name="P23" text:outline-level="1"><text:bookmark-start text:name="__RefHeading___Toc72869_228845717"/>1. Overview<text:bookmark-end text:name="__RefHeading___Toc72869_228845717"/></text:h>
        </text:list-header>
      </text:list>
      <text:p text:style-name="P24"><text:span text:style-name="T17">This document describes the requirements for the implementation of the Eco</text:span><text:span text:style-name="T18">.MCP</text:span><text:span text:style-name="T17">1 component.</text:span></text:p>
      <text:h text:style-name="P25" text:outline-level="2"><text:bookmark-start text:name="__RefHeading___Toc72871_228845717"/>1.1. Introduction<text:bookmark-end text:name="__RefHeading___Toc72871_228845717"/></text:h>
      <text:p text:style-name="P26">Description.</text:p>
      <text:p text:style-name="P27"/>
      <text:h text:style-name="P25" text:outline-level="2"><text:bookmark-start text:name="__RefHeading___Toc72873_228845717"/>1.2. Note<text:span text:style-name="T10">s</text:span><text:bookmark-end text:name="__RefHeading___Toc72873_228845717"/></text:h>
      <text:p text:style-name="P28"/>
      <text:p text:style-name="P29"/>
      <text:h text:style-name="P25" text:outline-level="2"><text:bookmark-start text:name="__RefHeading___Toc72875_228845717"/>1.3. Links<text:bookmark-end text:name="__RefHeading___Toc72875_228845717"/></text:h>
      <text:p text:style-name="P24"><text:s/><text:span text:style-name="T17">This paragraph contains </text:span><text:span text:style-name="T19">supplementary </text:span><text:span text:style-name="T17">links </text:span><text:span text:style-name="T19">to the component artifacts and</text:span><text:span text:style-name="T17"> information: </text:span></text:p>
      <text:p text:style-name="Standard"><text:span text:style-name="T20">Available </text:span><text:span text:style-name="T21">at </text:span><text:span text:style-name="T22">marketplace</text:span><text:span text:style-name="T20">: </text:span><text:span text:style-name="Internet_20_link"><text:span text:style-name="T23">https://ecoos.dev/product/component_id</text:span></text:span></text:p>
      <text:p text:style-name="P30"><text:s/></text:p>
      <text:list text:continue-numbering="true" text:style-name="L1">
        <text:list-header>
          <text:h text:style-name="P31" text:outline-level="1"><text:bookmark-start text:name="__RefHeading___Toc72877_228845717"/>2. Eco.MCP1 Component<text:bookmark-end text:name="__RefHeading___Toc72877_228845717"/></text:h>
        </text:list-header>
      </text:list>
      <text:p text:style-name="P26"/>
      <text:p text:style-name="P24"><text:span text:style-name="T24">The Eco.M</text:span><text:span text:style-name="T25">CP</text:span><text:span text:style-name="T24">1 component </text:span></text:p>
      <text:p text:style-name="P26">The component has the following description:</text:p>
      <text:p text:style-name="P26"/>
      <text:p text:style-name="P32"/>
      <text:h text:style-name="P33" text:outline-level="2"><text:bookmark-start text:name="__RefHeading___Toc72879_228845717"/>2.1. IEcoMCP1 IDL<text:bookmark-end text:name="__RefHeading___Toc72879_228845717"/></text:h>
      <text:p text:style-name="P34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26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h text:style-name="P35" text:outline-level="2"><text:bookmark-start text:name="__RefHeading___Toc72881_228845717"/>2.1.1. fft function<text:bookmark-end text:name="__RefHeading___Toc72881_228845717"/></text:h>
      <text:p text:style-name="P36"/>
      <text:p text:style-name="P36">The function returns the Fourier transform along the dimension **Y.</text:p>
      <text:h text:style-name="P25" text:outline-level="2"><text:bookmark-start text:name="__RefHeading___Toc72883_228845717"/>2.1.2. ifft function<text:bookmark-end text:name="__RefHeading___Toc72883_228845717"/></text:h>
      <text:p text:style-name="P36"/>
      <text:p text:style-name="P36">The function returns the inverse Fourier transform along the dimension **Y.</text:p>
      <text:h text:style-name="P25" text:outline-level="2"><text:bookmark-start text:name="__RefHeading___Toc72885_228845717"/>2.1.3. fft2 function<text:bookmark-end text:name="__RefHeading___Toc72885_228845717"/></text:h>
      <text:p text:style-name="P36"/>
      <text:p text:style-name="P37">The function truncates *X or pads *X with trailing zeros to form an M-by-N matrix before computing the transform.</text:p>
      <text:h text:style-name="P25" text:outline-level="2"><text:bookmark-start text:name="__RefHeading___Toc72887_228845717"/>2.1.4. ifft2 function<text:bookmark-end text:name="__RefHeading___Toc72887_228845717"/></text:h>
      <text:p text:style-name="P36"/>
      <text:p text:style-name="P38">The function </text:p>
      <text:p text:style-name="P39"/>
      <text:h text:style-name="P40" text:outline-level="1"><text:bookmark-start text:name="__RefHeading___Toc72889_228845717"/>3. Error codes<text:bookmark-end text:name="__RefHeading___Toc72889_228845717"/></text:h>
      <text:p text:style-name="P41"/>
      <text:p text:style-name="P41">The following table contains the error codes.</text:p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3">Error code</text:p>
          </table:table-cell>
          <table:table-cell table:style-name="Таблица3.A1" office:value-type="string">
            <text:p text:style-name="P43">Value</text:p>
          </table:table-cell>
          <table:table-cell table:style-name="Таблица3.A1" office:value-type="string">
            <text:p text:style-name="P43">Description</text:p>
          </table:table-cell>
        </table:table-row>
        <table:table-row table:style-name="Таблица3.1">
          <table:table-cell table:style-name="Таблица3.A2" office:value-type="string">
            <text:p text:style-name="P44">ERR_ECO_SUCCESES</text:p>
          </table:table-cell>
          <table:table-cell table:style-name="Таблица3.B2" office:value-type="string">
            <text:p text:style-name="P44">0x0000</text:p>
          </table:table-cell>
          <table:table-cell table:style-name="Таблица3.C2" office:value-type="string">
            <text:p text:style-name="P45">Operation successful.</text:p>
          </table:table-cell>
        </table:table-row>
        <table:table-row table:style-name="Таблица3.1">
          <table:table-cell table:style-name="Таблица3.A3" office:value-type="string">
            <text:p text:style-name="P44">ERR_ECO_UNEXPECTED</text:p>
          </table:table-cell>
          <table:table-cell table:style-name="Таблица3.B3" office:value-type="string">
            <text:p text:style-name="P44">0xFFFF</text:p>
          </table:table-cell>
          <table:table-cell table:style-name="Таблица3.C3" office:value-type="string">
            <text:p text:style-name="P45">Unexpected condition.</text:p>
          </table:table-cell>
        </table:table-row>
        <table:table-row table:style-name="Таблица3.1">
          <table:table-cell table:style-name="Таблица3.A4" office:value-type="string">
            <text:p text:style-name="P44">ERR_ECO_POINTER</text:p>
          </table:table-cell>
          <table:table-cell table:style-name="Таблица3.B4" office:value-type="string">
            <text:p text:style-name="P44">0xFFEE</text:p>
          </table:table-cell>
          <table:table-cell table:style-name="Таблица3.C4" office:value-type="string">
            <text:p text:style-name="P45">NULL was passed incorrectly for a pointer value.</text:p>
          </table:table-cell>
        </table:table-row>
        <table:table-row table:style-name="Таблица3.1">
          <table:table-cell table:style-name="Таблица3.A5" office:value-type="string">
            <text:p text:style-name="P44">ERR_ECO_NOINTERFACE</text:p>
          </table:table-cell>
          <table:table-cell table:style-name="Таблица3.B5" office:value-type="string">
            <text:p text:style-name="P44">0xFFED</text:p>
          </table:table-cell>
          <table:table-cell table:style-name="Таблица3.C5" office:value-type="string">
            <text:p text:style-name="P45">No such interface supported.</text:p>
          </table:table-cell>
        </table:table-row>
        <table:table-row table:style-name="Таблица3.1">
          <table:table-cell table:style-name="Таблица3.A6" office:value-type="string">
            <text:p text:style-name="P44">ERR_ECO_COMPONENT_NOTFOUND</text:p>
          </table:table-cell>
          <table:table-cell table:style-name="Таблица3.B6" office:value-type="string">
            <text:p text:style-name="P44">0xFFE9</text:p>
          </table:table-cell>
          <table:table-cell table:style-name="Таблица3.C6" office:value-type="string">
            <text:p text:style-name="P45">The component was not found.</text:p>
          </table:table-cell>
        </table:table-row>
        <table:table-row table:style-name="Таблица3.1">
          <table:table-cell table:style-name="Таблица3.A7" office:value-type="string">
            <text:p text:style-name="P46"/>
          </table:table-cell>
          <table:table-cell table:style-name="Таблица3.B7" office:value-type="string">
            <text:p text:style-name="P46"/>
          </table:table-cell>
          <table:table-cell table:style-name="Таблица3.C7" office:value-type="string">
            <text:p text:style-name="P46"/>
          </table:table-cell>
        </table:table-row>
        <table:table-row table:style-name="Таблица3.1">
          <table:table-cell table:style-name="Таблица3.A8" office:value-type="string">
            <text:p text:style-name="P46"/>
          </table:table-cell>
          <table:table-cell table:style-name="Таблица3.B8" office:value-type="string">
            <text:p text:style-name="P46"/>
          </table:table-cell>
          <table:table-cell table:style-name="Таблица3.C8" office:value-type="string">
            <text:p text:style-name="P46"/>
          </table:table-cell>
        </table:table-row>
      </table:table>
      <text:p text:style-name="P39"/>
      <text:p text:style-name="P39"/>
      <text:h text:style-name="P47" text:outline-level="1"><text:bookmark-start text:name="__RefHeading___Toc72891_228845717"/>Appendix A: Training and Sample programs<text:bookmark-end text:name="__RefHeading___Toc72891_228845717"/></text:h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n" fo:country="US"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.5in" fo:margin-right="0.2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6"><draw:image xlink:href="Pictures/10000001000001380000003889BBBC15.png" xlink:type="simple" xlink:show="embed" xlink:actuate="onLoad" draw:mime-type="image/png"/></draw:frame><text:s/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97</meta:editing-cycles>
    <meta:print-date>2024-06-09T17:34:00</meta:print-date>
    <meta:creation-date>2020-10-14T17:45:00</meta:creation-date>
    <dc:date>2025-12-13T23:06:44.247937900</dc:date>
    <meta:editing-duration>P1DT22H6M29S</meta:editing-duration>
    <meta:generator>LibreOffice/25.2.7.2$Windows_X86_64 LibreOffice_project/5cbfd1ab6520636bb5f7b99185aa69bd7456825d</meta:generator>
    <meta:document-statistic meta:table-count="2" meta:image-count="2" meta:object-count="0" meta:page-count="8" meta:paragraph-count="100" meta:word-count="341" meta:character-count="2687" meta:non-whitespace-character-count="2252"/>
    <meta:user-defined meta:name="AppVersion">14.0000</meta:user-defined>
    <meta:template xlink:type="simple" xlink:actuate="onRequest" xlink:title="Normal.dotm" xlink:href=""/>
  </office:meta>
</office:document-meta>
</file>